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FilterChain.doFilter( final ServletRequest request , final 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Filter.doFilter( ServletRequest request , ServletResponse response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Filt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Filter.setFilters( List &lt; ? extends Filter &gt;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Filter.init( Filter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rtualFilterChain.VirtualFilterChain( FilterChain chain , List &lt; ? extends Filter &gt; additional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